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Condensed" svg:font-family="'Ubuntu Condensed'"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89346"/>
    </style:style>
    <style:style style:name="P2" style:family="paragraph" style:parent-style-name="Standard">
      <style:text-properties officeooo:rsid="000c7086" officeooo:paragraph-rsid="00189346"/>
    </style:style>
    <style:style style:name="P3" style:family="paragraph" style:parent-style-name="Text_20_body">
      <style:paragraph-properties fo:text-align="start" style:justify-single-word="false"/>
      <style:text-properties officeooo:rsid="000c7086" officeooo:paragraph-rsid="00189346"/>
    </style:style>
    <style:style style:name="P4" style:family="paragraph" style:parent-style-name="Standard">
      <style:text-properties officeooo:rsid="0019ec9e" officeooo:paragraph-rsid="0019ec9e"/>
    </style:style>
    <style:style style:name="P5" style:family="paragraph" style:parent-style-name="Standard">
      <style:text-properties style:font-name="Ubuntu Condensed" fo:font-weight="bold" style:font-weight-asian="bold" style:font-weight-complex="bold"/>
    </style:style>
    <style:style style:name="P6" style:family="paragraph" style:parent-style-name="Standard">
      <style:text-properties style:font-name="Ubuntu Condensed" fo:font-weight="bold" officeooo:paragraph-rsid="001c77f0" style:font-weight-asian="bold" style:font-weight-complex="bold"/>
    </style:style>
    <style:style style:name="P7" style:family="paragraph" style:parent-style-name="Standard">
      <style:text-properties officeooo:paragraph-rsid="001c77f0"/>
    </style:style>
    <style:style style:name="P8" style:family="paragraph" style:parent-style-name="Standard">
      <style:text-properties fo:font-weight="bold" officeooo:paragraph-rsid="001c77f0" style:font-weight-asian="bold" style:font-weight-complex="bold"/>
    </style:style>
    <style:style style:name="P9" style:family="paragraph" style:parent-style-name="Standard">
      <style:text-properties fo:font-weight="normal" officeooo:paragraph-rsid="001c77f0" style:font-weight-asian="normal" style:font-weight-complex="normal"/>
    </style:style>
    <style:style style:name="P10" style:family="paragraph" style:parent-style-name="Standard">
      <style:text-properties officeooo:paragraph-rsid="001eab4b"/>
    </style:style>
    <style:style style:name="P11" style:family="paragraph" style:parent-style-name="Standard">
      <style:text-properties officeooo:paragraph-rsid="001f7ff7"/>
    </style:style>
    <style:style style:name="P12" style:family="paragraph" style:parent-style-name="Text_20_body">
      <style:text-properties officeooo:paragraph-rsid="001aa533"/>
    </style:style>
    <style:style style:name="P13" style:family="paragraph" style:parent-style-name="Text_20_body">
      <style:text-properties officeooo:paragraph-rsid="001c77f0"/>
    </style:style>
    <style:style style:name="P14" style:family="paragraph" style:parent-style-name="Text_20_body">
      <style:text-properties fo:font-weight="bold" officeooo:paragraph-rsid="001aa533" style:font-weight-asian="bold" style:font-weight-complex="bold"/>
    </style:style>
    <style:style style:name="P15" style:family="paragraph" style:parent-style-name="Text_20_body">
      <style:text-properties style:font-name="Times New Roman" fo:font-weight="normal" officeooo:paragraph-rsid="001c77f0" style:font-weight-asian="normal" style:font-weight-complex="normal"/>
    </style:style>
    <style:style style:name="P16" style:family="paragraph" style:parent-style-name="Heading_20_1">
      <style:paragraph-properties fo:text-align="center" style:justify-single-word="false"/>
      <style:text-properties officeooo:rsid="000c7086" officeooo:paragraph-rsid="00189346"/>
    </style:style>
    <style:style style:name="P17" style:family="paragraph" style:parent-style-name="Heading_20_2">
      <style:paragraph-properties fo:text-align="center" style:justify-single-word="false"/>
      <style:text-properties officeooo:rsid="00189346" officeooo:paragraph-rsid="00189346"/>
    </style:style>
    <style:style style:name="P18" style:family="paragraph" style:parent-style-name="Heading_20_2">
      <style:text-properties officeooo:paragraph-rsid="001aa533"/>
    </style:style>
    <style:style style:name="T1" style:family="text">
      <style:text-properties officeooo:rsid="001aa533"/>
    </style:style>
    <style:style style:name="T2" style:family="text">
      <style:text-properties officeooo:rsid="001c77f0"/>
    </style:style>
    <style:style style:name="T3" style:family="text">
      <style:text-properties officeooo:rsid="001eab4b"/>
    </style:style>
    <style:style style:name="T4" style:family="text">
      <style:text-properties officeooo:rsid="001f7f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lkka Lehikoinen</text:p>
      <text:p text:style-name="P2">013787637</text:p>
      <text:p text:style-name="P2"/>
      <text:p text:style-name="P2">Aineopintojenharjoitustyö:</text:p>
      <text:p text:style-name="P2">Tietorakenteet ja algoritmit</text:p>
      <text:p text:style-name="P1"/>
      <text:p text:style-name="P1"/>
      <text:p text:style-name="P1"/>
      <text:h text:style-name="P16" text:outline-level="1">Verkon vahvasti yhtenäiset komponentit</text:h>
      <text:h text:style-name="P17" text:outline-level="2">Käyttöohje</text:h>
      <text:p text:style-name="P3"/>
      <text:p text:style-name="Standard"/>
      <text:p text:style-name="P4">Ohjelma koostuu neljästä luokasta: VYK, Kosaraju, Tarjan ja PathBased. VYK- luokka suorittaa suorituskykytestausta eri algoritmeille, joilla etsitään verkosta vahvasti yhtenäisiä komponentteja. </text:p>
      <text:p text:style-name="P4"/>
      <text:p text:style-name="P4">Kukin algoritmi-luokka (Kosaraju, Tarjan ja PathBased), voi toimia itsenäisenä, jos niille antaa syötteenä verkon vierusmatriisimuodossa.</text:p>
      <text:p text:style-name="P4"/>
      <text:h text:style-name="P18" text:outline-level="2">Käyttöohje</text:h>
      <text:p text:style-name="P12"><text:span text:style-name="T1">Ohjelma toimii kahdella tavalla. Ilman parametreja ohjelma generoi joukon erikokoisia suunnattuja verkkoja, joille se suorittaa kunkin algoritmin ja laskee suoritukseen käytetyn ajan, jonka se palauttaa mikrosekunteina. Ajan tulostus tapahtuu mikrosekunteina, koska se on pienin kokonaisluku, jonka ohjelman suoritus tuottaa yhden solmun kokoisella verkolla. Ohjelmalle voi myös antaa parametreina solmujen määrän ja tiheyden, jolloin ohjelma generoi annetuilla parametreilla suunnatun verkon ja laskee kaikilla algoritmeilla sen suoritukseen kuluvan ajan.</text:span></text:p>
      <text:h text:style-name="Heading_20_3" text:outline-level="3"><text:span text:style-name="T1">Ohjelman suoritus</text:span></text:h>
      <text:p text:style-name="P12"><text:span text:style-name="T1">Ilman parametreja ohjelman suoritus tapahtuu komennolla</text:span></text:p>
      <text:p text:style-name="P14"><text:span text:style-name="T1">$ java -Xss1024K -jar VYK.jar</text:span></text:p>
      <text:p text:style-name="P12"><text:span text:style-name="T1">-Xss1024K parametria tarvitaan, sillä muutoin ohjelman suoritukseen varattu muisti ylittyy rekursiopinon vuoksi yli 2500 solmun verkoilla.</text:span></text:p>
      <text:p text:style-name="P12"><text:span text:style-name="T1">Ohjelma tulostaa kullekin verkolle solmujen määrän ja verkon tiheyden, sekä algoritmin nimen ja sen perässä sen suorittamiseen käytetyn ajan mikrosekunneissa.</text:span></text:p>
      <text:p text:style-name="P5"><text:span text:style-name="T1">Solmuja: 2000 Tiheys: 0.2</text:span></text:p>
      <text:p text:style-name="P5"><text:span text:style-name="T1">Kosaraju: 2050054 us</text:span></text:p>
      <text:p text:style-name="P5"><text:span text:style-name="T1">Tarjan: 2869102 us</text:span></text:p>
      <text:p text:style-name="P5"><text:span text:style-name="T1">PathBased: 4184021 us</text:span></text:p>
      <text:p text:style-name="P13"><text:bookmark-start text:name="__DdeLink__50_863565456"/><text:span text:style-name="T2">Esimerkki 1. ohjelman tulostuksesta.</text:span><text:bookmark-end text:name="__DdeLink__50_863565456"/></text:p>
      <text:p text:style-name="P7"><text:span text:style-name="T2">Ohjelmalle voi myös antaa verkon solmujen määrän positiivisena kokonaislukuna (int) ja kaarien tiheyden liukulukuna nollan ja yhden välillä (double).</text:span></text:p>
      <text:p text:style-name="P8"><text:span text:style-name="T2">$ java -Xss1024K -jar VYK.jar 150 0.12</text:span></text:p>
      <text:p text:style-name="P9"><text:span text:style-name="T2">Ohjelma tulostaa samat tiedot kuin edelläkin, mutta nyt vain tälle annetulle solmulle.</text:span></text:p>
      <text:p text:style-name="P8"><text:span text:style-name="T2"/></text:p>
      <text:p text:style-name="P6"><text:span text:style-name="T2">Solmuja: 150 Tiheys: 0.12</text:span></text:p>
      <text:p text:style-name="P6"><text:soft-page-break/><text:span text:style-name="T2">Kosaraju: 97510 us</text:span></text:p>
      <text:p text:style-name="P6"><text:span text:style-name="T2">Tarjan: 66939 us</text:span></text:p>
      <text:p text:style-name="P6"><text:span text:style-name="T2">PathBased: 76356 us</text:span></text:p>
      <text:p text:style-name="P15"><text:span text:style-name="T2">Esimerkki 2. ohjelman tulostuksesta.</text:span></text:p>
      <text:p text:style-name="P7"><text:span text:style-name="T2"/></text:p>
      <text:p text:style-name="P10"><text:span text:style-name="T3">Ideana on että algoritmeja voi käyttää erikseen, jolloin niille annetaan verkko vierusmatriisimuodossa, jossa kaarta merkkaa luku 1. Tällöin algoritmi palauttaa verkon merkkijonona (String), jossa vahvasti yhtenäiset komponentit ovat erotettu aaltosuluilla. </text:span></text:p>
      <text:p text:style-name="P11"><text:span text:style-name="T4"/></text:p>
      <text:p text:style-name="P11"><text:span text:style-name="T4">Kosaraju.kosaraju(verkko)</text:span></text:p>
      <text:p text:style-name="P10"><text:span text:style-name="T3"/></text:p>
      <text:p text:style-name="P10"><text:span text:style-name="T3">{}</text:span></text:p>
      <text:p text:style-name="P12"><text:span text:style-name="T1"><text:s/></text:span>Miten ohjelma suoritetaan, miten eri toiminnallisuuksia käytetään</text:p>
      <text:p text:style-name="Standard">Minkä muotoisia syötteitä ohjelma hyväksyy</text:p>
      <text:p text:style-name="Standard">Missä kansiossa on jar ja ajamiseen tarvittavat testitiedosto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Ubuntu Condensed" svg:font-family="'Ubuntu Condensed'"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1T11:46:34</meta:creation-date>
    <dc:date>2013-06-16T19:11:07</dc:date>
    <meta:editing-duration>PT7H50M21S</meta:editing-duration>
    <meta:editing-cycles>7</meta:editing-cycles>
    <meta:generator>LibreOffice/3.6$Linux_x86 LibreOffice_project/360m1$Build-2</meta:generator>
    <meta:document-statistic meta:table-count="0" meta:image-count="0" meta:object-count="0" meta:page-count="2" meta:paragraph-count="34" meta:word-count="290" meta:character-count="2384" meta:non-whitespace-character-count="2383"/>
  </office:meta>
</office:document-meta>
</file>